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3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51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>
      <style:table-cell-properties fo:border-bottom="0.74pt solid #000000" fo:background-color="transparent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3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number-columns-repeated="3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3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3"/>
          <table:table-cell table:style-name="ce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2"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0" office:value-type="string" calcext:value-type="string">
            <text:p>.</text:p>
          </table:table-cell>
          <table:table-cell table:style-name="ce10" office:value-type="string" calcext:value-type="string">
            <text:p>x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2"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rows:</text:p>
          </table:table-cell>
          <table:table-cell table:number-columns-repeated="4"/>
          <table:table-cell office:value-type="string" calcext:value-type="string">
            <text:p>cols:</text:p>
          </table:table-cell>
          <table:table-cell table:number-columns-repeated="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>
            <text:p>.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rows:</text:p>
          </table:table-cell>
          <table:table-cell/>
          <table:table-cell office:value-type="string" calcext:value-type="string">
            <text:p>cols:</text:p>
          </table:table-cell>
          <table:table-cell table:number-columns-repeated="8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[I,j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3:33:53.854468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09:31.960421965</meta:creation-date>
    <dc:date>2024-09-30T16:30:34.717583038</dc:date>
    <meta:editing-duration>PT10H51M55S</meta:editing-duration>
    <meta:editing-cycles>16</meta:editing-cycles>
    <meta:generator>LibreOffice/24.2.5.2$Linux_X86_64 LibreOffice_project/420$Build-2</meta:generator>
    <meta:document-statistic meta:table-count="2" meta:cell-count="418" meta:object-count="0"/>
  </office:meta>
</office:document-meta>
</file>